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opies_table"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hecked Out</text:p>
          </table:table-cell>
          <table:table-cell office:value-type="string">
            <text:p>Branch Library</text:p>
          </table:table-cell>
          <table:table-cell office:value-type="string">
            <text:p>Good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hecked Out</text:p>
          </table:table-cell>
          <table:table-cell office:value-type="string">
            <text:p>Main Library</text:p>
          </table:table-cell>
          <table:table-cell office:value-type="string">
            <text:p>Good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Checked Out</text:p>
          </table:table-cell>
          <table:table-cell office:value-type="string">
            <text:p>Main Library</text:p>
          </table:table-cell>
          <table:table-cell office:value-type="string">
            <text:p>Good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5-02-24T10:32:58+01:00</meta:creation-date>
  </office:meta>
</office:document-meta>
</file>